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courier" fo:font-size="9.75pt" fo:letter-spacing="normal" fo:font-style="normal" fo:font-weight="normal" officeooo:rsid="001ede71" officeooo:paragraph-rsid="0015c22f"/>
    </style:style>
    <style:style style:name="P2" style:family="paragraph" style:parent-style-name="Standard">
      <style:text-properties officeooo:rsid="001ede71" officeooo:paragraph-rsid="0015c22f"/>
    </style:style>
    <style:style style:name="P3" style:family="paragraph" style:parent-style-name="Preformatted_20_Text">
      <style:text-properties fo:font-variant="normal" fo:text-transform="none" fo:color="#333333" style:font-name="courier" fo:font-size="9.75pt" fo:letter-spacing="normal" fo:font-style="normal" fo:font-weight="normal" officeooo:rsid="001ede71" officeooo:paragraph-rsid="0015c22f"/>
    </style:style>
    <style:style style:name="P4" style:family="paragraph" style:parent-style-name="Preformatted_20_Text">
      <style:text-properties fo:font-variant="normal" fo:text-transform="none" fo:color="#333333" style:font-name="courier" fo:font-size="9.75pt" fo:letter-spacing="normal" fo:font-style="normal" fo:font-weight="normal" officeooo:rsid="001ede71" officeooo:paragraph-rsid="001d6b72"/>
    </style:style>
    <style:style style:name="T1" style:family="text">
      <style:text-properties officeooo:rsid="001a6414"/>
    </style:style>
    <style:style style:name="T2" style:family="text">
      <style:text-properties officeooo:rsid="001d6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사진 저장 방법</text:p>
      <text:p text:style-name="P2"><text:a xlink:type="simple" xlink:href="http://wiki.ros.org/image_view" text:style-name="Internet_20_link" text:visited-style-name="Visited_20_Internet_20_Link">http://wiki.ros.org/image_view</text:a></text:p>
      <text:p text:style-name="P2">사진 저장할 폴더에서 터미널을 연다 </text:p>
      <text:p text:style-name="P1">rosrun image_view image_<text:span text:style-name="T1">saver</text:span> image:= [경로 지정.]</text:p>
      <text:p text:style-name="P1">rosrun image_view image_<text:span text:style-name="T1">saver</text:span> image:=/iitp_drone/camera_1/image_raw</text:p>
      <text:p text:style-name="P1"/>
      <text:p text:style-name="P1"/>
      <text:p text:style-name="P1"/>
      <text:p text:style-name="P1">이미지 캡쳐 노드’</text:p>
      <text:p text:style-name="P1"/>
      <text:p text:style-name="P4">rosrun image_view image_<text:span text:style-name="T1">saver</text:span> image:=/<text:span text:style-name="T2">image_capture</text:span></text:p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1:42:36.032572592</meta:creation-date>
    <dc:date>2019-08-30T16:39:30.041641672</dc:date>
    <meta:editing-duration>PT22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8" meta:character-count="232" meta:non-whitespace-character-count="212"/>
  </office:meta>
</office:document-meta>
</file>